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top="0mm" fo:margin-bottom="2.65mm" style:contextual-spacing="false" style:line-height-at-least="6.35mm" fo:orphans="2" fo:widows="2"/>
      <style:text-properties fo:color="#c9211e" loext:opacity="100%"/>
    </style:style>
    <style:style style:name="P2" style:family="paragraph" style:parent-style-name="Standard">
      <loext:graphic-properties draw:fill-gradient-name="gradient" draw:fill-hatch-name="hatch"/>
      <style:paragraph-properties fo:margin-left="0mm" fo:margin-right="0mm" fo:margin-top="0mm" fo:margin-bottom="2.65mm" style:contextual-spacing="false" fo:line-height="200%" fo:orphans="2" fo:widows="2" fo:text-indent="0mm" style:auto-text-indent="false"/>
      <style:text-properties fo:color="#c9211e" loext:opacity="100%" style:font-name="Liberation Serif"/>
    </style:style>
    <style:style style:name="P3" style:family="paragraph" style:parent-style-name="Text_20_body" style:list-style-name="L1">
      <style:paragraph-properties fo:margin-top="0mm" fo:margin-bottom="2.12mm" style:contextual-spacing="false" style:line-height-at-least="5.82mm" fo:orphans="2" fo:widows="2" fo:padding="0mm" fo:border="none"/>
      <style:text-properties fo:font-variant="normal" fo:text-transform="none" fo:color="#c9211e" loext:opacity="100%" style:font-name="Google Sans" fo:font-size="12pt" fo:letter-spacing="normal" fo:font-style="normal" fo:font-weight="normal" loext:padding="0mm" loext:border="none"/>
    </style:style>
    <style:style style:name="P4" style:family="paragraph" style:parent-style-name="Text_20_body" style:list-style-name="L1">
      <style:paragraph-properties fo:margin-top="0mm" fo:margin-bottom="0mm" style:contextual-spacing="false" style:line-height-at-least="5.82mm" fo:orphans="2" fo:widows="2" fo:padding="0mm" fo:border="none"/>
      <style:text-properties fo:font-variant="normal" fo:text-transform="none" fo:color="#c9211e" loext:opacity="100%" style:font-name="Google Sans" fo:font-size="12pt" fo:letter-spacing="normal" fo:font-style="normal" fo:font-weight="normal" loext:padding="0mm" loext:border="none"/>
    </style:style>
    <style:style style:name="P5" style:family="paragraph" style:parent-style-name="Text_20_body" style:list-style-name="L2">
      <style:paragraph-properties fo:margin-top="0mm" fo:margin-bottom="2.12mm" style:contextual-spacing="false" style:line-height-at-least="5.82mm" fo:orphans="2" fo:widows="2" fo:padding="0mm" fo:border="none"/>
      <style:text-properties fo:font-variant="normal" fo:text-transform="none" fo:color="#c9211e" loext:opacity="100%" style:font-name="Google Sans" fo:font-size="12pt" fo:letter-spacing="normal" fo:font-style="normal" fo:font-weight="normal" loext:padding="0mm" loext:border="none"/>
    </style:style>
    <style:style style:name="P6" style:family="paragraph" style:parent-style-name="Text_20_body" style:list-style-name="L2">
      <style:paragraph-properties fo:margin-top="0mm" fo:margin-bottom="0mm" style:contextual-spacing="false" style:line-height-at-least="5.82mm" fo:orphans="2" fo:widows="2" fo:padding="0mm" fo:border="none"/>
      <style:text-properties fo:font-variant="normal" fo:text-transform="none" fo:color="#c9211e" loext:opacity="100%" style:font-name="Google Sans" fo:font-size="12pt" fo:letter-spacing="normal" fo:font-style="normal" fo:font-weight="normal" loext:padding="0mm" loext:border="none"/>
    </style:style>
    <style:style style:name="P7" style:family="paragraph" style:parent-style-name="Text_20_body">
      <loext:graphic-properties draw:fill-gradient-name="gradient" draw:fill-hatch-name="hatch"/>
      <style:paragraph-properties fo:margin-top="0mm" fo:margin-bottom="0mm" style:contextual-spacing="false" fo:line-height="200%" fo:orphans="2" fo:widows="2" fo:padding="0mm" fo:border="none"/>
      <style:text-properties fo:font-variant="normal" fo:text-transform="none" fo:color="#c9211e" loext:opacity="100%" style:font-name="Google Sans" fo:font-size="12pt" fo:letter-spacing="normal" fo:font-style="normal" fo:font-weight="normal" loext:padding="0mm" loext:border="none"/>
    </style:style>
    <style:style style:name="P8" style:family="paragraph" style:parent-style-name="Text_20_body" style:list-style-name="L3">
      <loext:graphic-properties draw:fill-gradient-name="gradient" draw:fill-hatch-name="hatch"/>
      <style:paragraph-properties fo:margin-top="0mm" fo:margin-bottom="0mm" style:contextual-spacing="false" fo:line-height="200%" fo:orphans="2" fo:widows="2" fo:padding="0mm" fo:border="none"/>
      <style:text-properties fo:font-variant="normal" fo:text-transform="none" fo:color="#c9211e" loext:opacity="100%" style:font-name="Liberation Serif" fo:font-size="12pt" fo:letter-spacing="normal" fo:font-style="normal" fo:font-weight="normal" loext:padding="0mm" loext:border="none"/>
    </style:style>
    <style:style style:name="P9" style:family="paragraph" style:parent-style-name="Text_20_body">
      <loext:graphic-properties draw:fill-gradient-name="gradient" draw:fill-hatch-name="hatch"/>
      <style:paragraph-properties fo:margin-top="0mm" fo:margin-bottom="0mm" style:contextual-spacing="false" fo:line-height="200%" fo:orphans="2" fo:widows="2" fo:padding="0mm" fo:border="none"/>
      <style:text-properties fo:font-variant="normal" fo:text-transform="none" fo:color="#c9211e" loext:opacity="100%" style:font-name="Liberation Serif" fo:font-size="12pt" fo:letter-spacing="normal" fo:font-style="normal" fo:font-weight="normal" loext:padding="0mm" loext:border="none"/>
    </style:style>
    <style:style style:name="P10" style:family="paragraph" style:parent-style-name="Text_20_body">
      <loext:graphic-properties draw:fill-gradient-name="gradient" draw:fill-hatch-name="hatch"/>
      <style:paragraph-properties fo:margin-top="0mm" fo:margin-bottom="0mm" style:contextual-spacing="false" fo:line-height="200%" fo:orphans="2" fo:widows="2" fo:padding="0mm" fo:border="none"/>
      <style:text-properties fo:font-variant="normal" fo:text-transform="none" fo:color="#c9211e" loext:opacity="100%" style:font-name="Liberation Serif" fo:font-size="12pt" fo:letter-spacing="normal" fo:font-style="normal" style:text-underline-style="solid" style:text-underline-type="double" style:text-underline-width="auto" style:text-underline-color="font-color" fo:font-weight="normal" loext:padding="0mm" loext:border="none"/>
    </style:style>
    <style:style style:name="P11" style:family="paragraph" style:parent-style-name="Text_20_body" style:list-style-name="L1">
      <style:paragraph-properties fo:margin-left="0mm" fo:margin-right="0mm" fo:margin-top="0mm" fo:margin-bottom="2.12mm" style:contextual-spacing="false" style:line-height-at-least="5.82mm" fo:orphans="2" fo:widows="2" fo:text-indent="0mm" style:auto-text-indent="false" fo:padding="0mm" fo:border="none"/>
    </style:style>
    <style:style style:name="P12" style:family="paragraph" style:parent-style-name="Text_20_body" style:list-style-name="L1">
      <style:paragraph-properties fo:margin-left="0mm" fo:margin-right="0mm" fo:margin-top="0mm" fo:margin-bottom="0mm" style:contextual-spacing="false" style:line-height-at-least="5.82mm" fo:orphans="2" fo:widows="2" fo:text-indent="0mm" style:auto-text-indent="false" fo:padding="0mm" fo:border="none"/>
    </style:style>
    <style:style style:name="P13" style:family="paragraph" style:parent-style-name="Text_20_body" style:list-style-name="L2">
      <style:paragraph-properties fo:margin-left="0mm" fo:margin-right="0mm" fo:margin-top="0mm" fo:margin-bottom="2.12mm" style:contextual-spacing="false" style:line-height-at-least="5.82mm" fo:orphans="2" fo:widows="2" fo:text-indent="0mm" style:auto-text-indent="false" fo:padding="0mm" fo:border="none"/>
    </style:style>
    <style:style style:name="P14" style:family="paragraph" style:parent-style-name="Text_20_body" style:list-style-name="L2">
      <style:paragraph-properties fo:margin-left="0mm" fo:margin-right="0mm" fo:margin-top="0mm" fo:margin-bottom="0mm" style:contextual-spacing="false" style:line-height-at-least="5.82mm" fo:orphans="2" fo:widows="2" fo:text-indent="0mm" style:auto-text-indent="false" fo:padding="0mm" fo:border="none"/>
    </style:style>
    <style:style style:name="P15" style:family="paragraph" style:parent-style-name="Text_20_body" style:list-style-name="L1">
      <style:paragraph-properties fo:margin-top="0mm" fo:margin-bottom="2.12mm" style:contextual-spacing="false" style:line-height-at-least="5.82mm" fo:orphans="2" fo:widows="2" fo:padding="0mm" fo:border="none"/>
      <style:text-properties fo:color="#c9211e" loext:opacity="100%"/>
    </style:style>
    <style:style style:name="P16" style:family="paragraph" style:parent-style-name="Text_20_body" style:list-style-name="L2">
      <style:paragraph-properties fo:margin-top="0mm" fo:margin-bottom="2.12mm" style:contextual-spacing="false" style:line-height-at-least="5.82mm" fo:orphans="2" fo:widows="2" fo:padding="0mm" fo:border="none"/>
      <style:text-properties fo:color="#c9211e" loext:opacity="100%"/>
    </style:style>
    <style:style style:name="P17" style:family="paragraph" style:parent-style-name="Text_20_body" style:list-style-name="L3">
      <style:paragraph-properties fo:margin-top="0mm" fo:margin-bottom="2.12mm" style:contextual-spacing="false" style:line-height-at-least="5.82mm" fo:orphans="2" fo:widows="2" fo:padding="0mm" fo:border="none"/>
      <style:text-properties fo:color="#c9211e" loext:opacity="100%"/>
    </style:style>
    <style:style style:name="P18" style:family="paragraph" style:parent-style-name="Text_20_body">
      <loext:graphic-properties draw:fill-gradient-name="gradient" draw:fill-hatch-name="hatch"/>
      <style:paragraph-properties fo:margin-left="0mm" fo:margin-right="0mm" fo:margin-top="0mm" fo:margin-bottom="2.65mm" style:contextual-spacing="false" fo:line-height="200%" fo:orphans="2" fo:widows="2" fo:text-indent="0mm" style:auto-text-indent="false"/>
      <style:text-properties fo:color="#c9211e" loext:opacity="100%" officeooo:paragraph-rsid="001f8946"/>
    </style:style>
    <style:style style:name="P19" style:family="paragraph" style:parent-style-name="Text_20_body" style:list-style-name="L3">
      <loext:graphic-properties draw:fill-gradient-name="gradient" draw:fill-hatch-name="hatch"/>
      <style:paragraph-properties fo:margin-top="0mm" fo:margin-bottom="2.12mm" style:contextual-spacing="false" fo:line-height="200%" fo:orphans="2" fo:widows="2" fo:padding="0mm" fo:border="none"/>
      <style:text-properties fo:color="#c9211e" loext:opacity="100%" style:font-name="Liberation Serif" officeooo:paragraph-rsid="001f8946"/>
    </style:style>
    <style:style style:name="P20" style:family="paragraph" style:parent-style-name="Text_20_body" style:list-style-name="L3">
      <loext:graphic-properties draw:fill-gradient-name="gradient" draw:fill-hatch-name="hatch"/>
      <style:paragraph-properties fo:margin-top="0mm" fo:margin-bottom="2.12mm" style:contextual-spacing="false" fo:line-height="200%" fo:orphans="2" fo:widows="2" fo:padding="0mm" fo:border="none"/>
    </style:style>
    <style:style style:name="P21" style:family="paragraph" style:parent-style-name="Text_20_body" style:list-style-name="L3">
      <loext:graphic-properties draw:fill-gradient-name="gradient" draw:fill-hatch-name="hatch"/>
      <style:paragraph-properties fo:margin-top="0mm" fo:margin-bottom="2.12mm" style:contextual-spacing="false" fo:line-height="200%" fo:orphans="2" fo:widows="2" fo:padding="0mm" fo:border="none"/>
      <style:text-properties officeooo:paragraph-rsid="001f8946"/>
    </style:style>
    <style:style style:name="P22" style:family="paragraph" style:parent-style-name="Text_20_body">
      <style:paragraph-properties fo:line-height="200%"/>
    </style:style>
    <style:style style:name="P23" style:family="paragraph" style:parent-style-name="Text_20_body">
      <loext:graphic-properties draw:fill-gradient-name="gradient" draw:fill-hatch-name="hatch"/>
      <style:paragraph-properties fo:line-height="200%"/>
    </style:style>
    <style:style style:name="T1" style:family="text">
      <style:text-properties fo:color="#eef0ff" loext:opacity="100%"/>
    </style:style>
    <style:style style:name="T2" style:family="text">
      <style:text-properties fo:font-variant="normal" fo:text-transform="none" fo:color="#eef0ff" loext:opacity="100%" style:font-name="Google Sans" fo:font-size="12pt" fo:letter-spacing="normal" fo:font-style="normal" fo:font-weight="bold" loext:padding="0mm" loext:border="none"/>
    </style:style>
    <style:style style:name="T3" style:family="text">
      <style:text-properties fo:font-variant="normal" fo:text-transform="none" fo:color="#eef0ff" loext:opacity="100%" style:font-name="Google Sans" fo:font-size="13.5pt" fo:letter-spacing="normal" fo:font-style="normal" fo:font-weight="normal"/>
    </style:style>
    <style:style style:name="T4" style:family="text">
      <style:text-properties fo:font-variant="normal" fo:text-transform="none" fo:color="#eef0ff" loext:opacity="100%" fo:letter-spacing="normal"/>
    </style:style>
    <style:style style:name="T5" style:family="text">
      <style:text-properties fo:font-variant="normal" fo:text-transform="none" style:font-name="Google Sans" fo:font-size="12pt" fo:letter-spacing="normal" fo:font-style="normal" fo:font-weight="bold" loext:padding="0mm" loext:border="none"/>
    </style:style>
    <style:style style:name="T6" style:family="text">
      <style:text-properties fo:font-variant="normal" fo:text-transform="none" fo:color="#c9211e" loext:opacity="100%" style:font-name="Google Sans" fo:font-size="12pt" fo:letter-spacing="normal" fo:font-style="normal" fo:font-weight="bold" loext:padding="0mm" loext:border="none"/>
    </style:style>
    <style:style style:name="T7" style:family="text">
      <style:text-properties fo:font-variant="normal" fo:text-transform="none" fo:color="#c9211e" loext:opacity="100%" style:font-name="Google Sans" fo:font-size="12pt" fo:letter-spacing="normal" fo:font-style="normal" fo:font-weight="normal" loext:padding="0mm" loext:border="none"/>
    </style:style>
    <style:style style:name="T8" style:family="text">
      <style:text-properties fo:font-variant="normal" fo:text-transform="none" fo:color="#c9211e" loext:opacity="100%" fo:font-size="12pt" fo:letter-spacing="normal" fo:font-style="normal" fo:font-weight="normal" loext:padding="0mm" loext:border="none"/>
    </style:style>
    <style:style style:name="T9" style:family="text">
      <style:text-properties fo:font-variant="normal" fo:text-transform="none" fo:color="#c9211e" loext:opacity="100%" fo:font-size="12pt" fo:letter-spacing="normal" fo:font-style="normal" fo:font-weight="bold" loext:padding="0mm" loext:border="none"/>
    </style:style>
    <style:style style:name="T10" style:family="text">
      <style:text-properties fo:font-variant="normal" fo:text-transform="none" fo:color="#c9211e" loext:opacity="100%" style:font-name="Liberation Serif" fo:font-size="12pt" fo:letter-spacing="normal" fo:font-style="normal" fo:font-weight="normal" loext:padding="0mm" loext:border="none"/>
    </style:style>
    <style:style style:name="T11" style:family="text">
      <style:text-properties fo:font-variant="normal" fo:text-transform="none" fo:color="#c9211e" loext:opacity="100%" style:font-name="Liberation Serif" fo:font-size="12pt" fo:letter-spacing="normal" fo:font-style="normal" fo:font-weight="bold" loext:padding="0mm" loext:border="none"/>
    </style:style>
    <style:style style:name="T12" style:family="text">
      <style:text-properties fo:font-variant="normal" fo:text-transform="none" fo:letter-spacing="normal"/>
    </style:style>
    <style:style style:name="T13" style:family="text">
      <style:text-properties fo:font-variant="normal" fo:text-transform="none" fo:font-size="12pt" fo:letter-spacing="normal" fo:font-style="normal" fo:font-weight="bold" loext:padding="0mm" loext:border="none"/>
    </style:style>
    <style:style style:name="T14" style:family="text">
      <style:text-properties fo:font-variant="normal" fo:text-transform="none" fo:font-size="12pt" fo:letter-spacing="normal" fo:font-style="normal" fo:font-weight="normal" loext:padding="0mm" loext:border="none"/>
    </style:style>
    <style:style style:name="T15" style:family="text">
      <style:text-properties fo:font-variant="normal" fo:text-transform="none" style:font-name="Liberation Serif" fo:font-size="12pt" fo:letter-spacing="normal" fo:font-style="normal" fo:font-weight="bold" loext:padding="0mm" loext:border="none"/>
    </style:style>
    <style:style style:name="T16" style:family="text">
      <style:text-properties fo:font-variant="normal" fo:text-transform="none" style:font-name="Liberation Serif" fo:font-size="12pt" fo:letter-spacing="normal" fo:font-style="normal" fo:font-weight="normal" loext:padding="0mm" loext:border="none"/>
    </style:style>
    <style:style style:name="T17" style:family="text">
      <style:text-properties fo:color="#c9211e" loext:opacity="100%"/>
    </style:style>
    <style:style style:name="T18" style:family="text">
      <style:text-properties fo:color="#c9211e" loext:opacity="100%" style:font-name="Liberation Serif"/>
    </style:style>
    <style:style style:name="T19" style:family="text">
      <style:text-properties style:font-name="Liberation Serif"/>
    </style:style>
    <text:list-style style:name="L1">
      <text:list-level-style-bullet text:level="1" text:style-name="Bullet_20_Symbols" loext:num-list-format="%1%." style:num-suffix="." text:bullet-char="•">
        <style:list-level-properties text:space-before="-4.99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2">
      <text:list-level-style-bullet text:level="1" text:style-name="Bullet_20_Symbols" loext:num-list-format="%1%." style:num-suffix="." text:bullet-char="•">
        <style:list-level-properties text:space-before="-4.99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ext:span text:style-name="Strong_20_Emphasis"><text:span text:style-name="T15"><text:line-break/>A high anonymity proxy, also known as an elite proxy, is a proxy server that provides a high level of anonymity and privacy for users</text:span></text:span></text:p>
      <text:p text:style-name="P18"><text:span text:style-name="Strong_20_Emphasis"><text:span text:style-name="T15">How it works</text:span></text:span></text:p>
      <text:list xml:id="list2879506271" text:style-name="L3">
        <text:list-header>
          <text:p text:style-name="P20"><text:span text:style-name="T10">A high anonymity proxy acts as a middleman between a user's device and the internet, concealing the user's IP address and making it appear as if the requests are coming from the proxy server. <text:line-break/><text:line-break/></text:span><text:span text:style-name="Strong_20_Emphasis"><text:span text:style-name="T11">Benefits</text:span></text:span></text:p>
          <text:p text:style-name="P20"><text:span text:style-name="T10">High anonymity proxies can help users safeguard sensitive information and deter cyber threats. They can also be used to access sites that are restricted to a specific geographical location.<text:line-break/><text:line-break/></text:span><text:span text:style-name="Strong_20_Emphasis"><text:span text:style-name="T11">How it differs from other proxies</text:span></text:span></text:p>
          <text:p text:style-name="P19"><text:span text:style-name="T14">High anonymity proxies differ from other types of proxies because they don't reveal their proxy server identity to websites, and they remove identifiable data from web requests. Transparent proxies openly pass along a user's IP address, while anonymous proxies reveal themselves as proxies.</text:span></text:p>
          <text:p text:style-name="P21"><text:span text:style-name="Strong_20_Emphasis"><text:span text:style-name="T11">Example</text:span></text:span></text:p>
          <text:p text:style-name="P8">The TOR Network is an example of a high anonymity proxy.</text:p>
        </text:list-header>
      </text:list>
      <text:p text:style-name="P9"/>
      <text:p text:style-name="P9"/>
      <text:p text:style-name="P9"/>
      <text:p text:style-name="P9"/>
      <text:p text:style-name="P9"/>
      <text:p text:style-name="P9"/>
      <text:p text:style-name="P9"><text:soft-page-break/></text:p>
      <text:p text:style-name="P7"><text:span text:style-name="Strong_20_Emphasis"><text:span text:style-name="T19">An anonymous proxy</text:span></text:span><text:span text:style-name="T19"> is a type of proxy server that provides users with some level of privacy by hiding their IP addresses, though it still reveals itself as a proxy to the websites it accesses.</text:span></text:p>
      <text:p text:style-name="P9"/>
      <text:p text:style-name="P23"><text:span text:style-name="Strong_20_Emphasis"><text:span text:style-name="T18">How it works</text:span></text:span><text:span text:style-name="T18"><text:line-break/>An anonymous proxy serves as an intermediary between a user's device and the internet. It hides the user's original IP address but identifies itself as a proxy server to websites. This masking gives users a moderate level of privacy, as the websites know they're connecting through a proxy but can’t identify the user's actual IP address.</text:span></text:p>
      <text:p text:style-name="P23"><text:span text:style-name="Strong_20_Emphasis"><text:span text:style-name="T18">Benefits</text:span></text:span><text:span text:style-name="T18"><text:line-break/>Anonymous proxies can offer a degree of privacy, helping users avoid basic tracking and bypass simple location-based restrictions. They are useful for users who want to browse with some level of anonymity without needing the highest level of secrecy provided by high anonymity proxies.</text:span></text:p>
      <text:p text:style-name="P23"><text:span text:style-name="Strong_20_Emphasis"><text:span text:style-name="T18">How it differs from other proxies</text:span></text:span><text:span text:style-name="T18"><text:line-break/>Unlike high anonymity proxies, which do not disclose their identity as proxies, anonymous proxies reveal that they are proxy servers, but still obscure the user’s IP address. In contrast, transparent proxies pass along the user's IP address to websites, making no effort to hide the user's identity.</text:span></text:p>
      <text:p text:style-name="P23"><text:span text:style-name="Strong_20_Emphasis"><text:span text:style-name="T18">Example</text:span></text:span><text:span text:style-name="T18"><text:line-break/>Many public proxy servers offer anonymous proxy services, allowing users to browse without exposing their IP address directly but without the advanced anonymity provided by elite proxies.</text:span></text:p>
      <text:p text:style-name="P9"/>
      <text:p text:style-name="P9"/>
      <text:p text:style-name="P9"/>
      <text:p text:style-name="P9"/>
      <text:p text:style-name="P9"><text:soft-page-break/><text:span text:style-name="Strong_20_Emphasis">A transparent proxy</text:span> is a type of proxy server that doesn’t provide any privacy or anonymity, as it forwards the user’s IP address to websites and doesn’t conceal its own identity as a proxy.</text:p>
      <text:p text:style-name="P22"><text:span text:style-name="Strong_20_Emphasis"><text:span text:style-name="T19">How it works</text:span></text:span><text:span text:style-name="T19"><text:line-break/>A transparent proxy sits between a user's device and the internet, acting as an intermediary but passing along the user's actual IP address to the websites being accessed. It usually operates without needing any configuration from the user and is often used by network administrators or service providers to monitor, cache, or restrict content.</text:span></text:p>
      <text:p text:style-name="P22"><text:span text:style-name="Strong_20_Emphasis"><text:span text:style-name="T19">Benefits</text:span></text:span><text:span text:style-name="T19"><text:line-break/>Transparent proxies can improve network performance by caching frequently accessed content, which can speed up browsing for users within the same network. They are often used by organizations or ISPs to manage bandwidth, filter content, and monitor network activity.</text:span></text:p>
      <text:p text:style-name="P22"><text:span text:style-name="Strong_20_Emphasis"><text:span text:style-name="T19">How it differs from other proxies</text:span></text:span><text:span text:style-name="T19"><text:line-break/>Unlike anonymous and high anonymity proxies, transparent proxies make no effort to hide the user’s IP address or the fact that they’re operating as a proxy. Anonymous proxies hide the user's IP address but reveal their own identity as a proxy, while high anonymity proxies mask both the user's IP and the fact that they’re a proxy server.</text:span></text:p>
      <text:p text:style-name="P22"><text:span text:style-name="Strong_20_Emphasis"><text:span text:style-name="T19">Example</text:span></text:span><text:span text:style-name="T19"><text:line-break/>Many public Wi-Fi networks, libraries, or educational institutions use transparent proxies to control and log internet activity.</text:span></text:p>
      <text:p text:style-name="P9"/>
      <text:p text:style-name="P10"/>
      <text:p text:style-name="P9"/>
      <text:p text:style-name="P9"/>
      <text:p text:style-name="P9"/>
      <text:p text:style-name="P9"><text:soft-page-break/><text:span text:style-name="Strong_20_Emphasis">A reverse proxy</text:span> is a type of proxy server that sits in front of web servers rather than user devices. Its main purpose is to manage and distribute incoming client requests to the appropriate backend servers, often improving performance, security, and scalability.</text:p>
      <text:p text:style-name="P22"><text:span text:style-name="Strong_20_Emphasis"><text:span text:style-name="T19">How it works</text:span></text:span><text:span text:style-name="T19"><text:line-break/>A reverse proxy accepts client requests on behalf of a group of servers. When a request comes in, the reverse proxy analyzes it and forwards it to the most suitable backend server in the network. The backend server processes the request and returns the data to the reverse proxy, which then sends it back to the client as though it came directly from the proxy itself.</text:span></text:p>
      <text:p text:style-name="P22"><text:span text:style-name="Strong_20_Emphasis"><text:span text:style-name="T19">Benefits</text:span></text:span><text:span text:style-name="T19"><text:line-break/>Reverse proxies offer multiple advantages, including load balancing (distributing client requests across multiple servers to prevent overload), enhanced security (hiding backend servers' IP addresses), and caching (storing responses to serve future requests faster). They also allow for SSL termination, where encrypted traffic is decrypted at the proxy, reducing the processing burden on backend servers.</text:span></text:p>
      <text:p text:style-name="P22"><text:span text:style-name="Strong_20_Emphasis"><text:span text:style-name="T19">How it differs from other proxies</text:span></text:span><text:span text:style-name="T19"><text:line-break/>Unlike forward proxies (transparent, anonymous, and high anonymity proxies), which serve users by masking their IP addresses or improving access, a reverse proxy primarily serves the web servers by optimizing client requests, protecting server identity, and improving server response times.</text:span></text:p>
      <text:p text:style-name="P22"><text:span text:style-name="Strong_20_Emphasis"><text:span text:style-name="T19">Example</text:span></text:span><text:span text:style-name="T19"><text:line-break/>Popular reverse proxy solutions include </text:span><text:span text:style-name="Strong_20_Emphasis"><text:span text:style-name="T19">Nginx</text:span></text:span><text:span text:style-name="T19"> and </text:span><text:span text:style-name="Strong_20_Emphasis"><text:span text:style-name="T19">HAProxy</text:span></text:span><text:span text:style-name="T19">, which are often used by large websites and services to distribute load, protect backend servers, and enhance performance.</text:span></text:p>
      <text:p text:style-name="P9"/>
      <text:p text:style-name="P9"/>
      <text:p text:style-name="P2"><text:span text:style-name="T1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2mm" draw:rotation="0"/>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31T23:34:13.929636218</meta:creation-date>
    <dc:date>2024-11-01T09:48:49.237983687</dc:date>
    <meta:editing-duration>PT10H14M35S</meta:editing-duration>
    <meta:editing-cycles>2</meta:editing-cycles>
    <meta:generator>LibreOffice/7.4.7.2$Linux_X86_64 LibreOffice_project/40$Build-2</meta:generator>
    <meta:print-date>2024-10-31T23:46:14.250007365</meta:print-date>
    <meta:document-statistic meta:table-count="0" meta:image-count="0" meta:object-count="0" meta:page-count="4" meta:paragraph-count="22" meta:word-count="830" meta:character-count="5195" meta:non-whitespace-character-count="4388"/>
  </office:meta>
</office:document-meta>
</file>